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6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16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140-1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2">
          <table:table-cell office:value-type="string">
            <text:p>IRACI</text:p>
          </table:table-cell>
          <table:table-cell table:style-name="ce4" office:value-type="string">
            <text:p>Iraci Canova Ibiúna - ME</text:p>
          </table:table-cell>
          <table:table-cell table:style-name="ce4" office:value-type="string">
            <text:p>Rua Pipa</text:p>
          </table:table-cell>
          <table:table-cell table:style-name="ce16" office:value-type="string">
            <text:p>17</text:p>
          </table:table-cell>
          <table:table-cell table:style-name="ce16" office:value-type="string">
            <text:p>10</text:p>
          </table:table-cell>
          <table:table-cell table:style-name="ce4" office:value-type="string">
            <text:p>Recrei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68.693/0001-19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16" office:value-type="string">
            <text:p>49</text:p>
          </table:table-cell>
          <table:table-cell table:style-name="ce1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2"/>
        <table:table-column table:style-name="co19" table:default-cell-style-name="ce32"/>
        <table:table-column table:style-name="co20" table:default-cell-style-name="ce35"/>
        <table:table-column table:style-name="co15" table:number-columns-repeated="251" table:default-cell-style-name="ce20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QT</text:p>
          </table:table-cell>
          <table:table-cell table:style-name="ce14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ANCHONETE-TANIMARU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0">
            <text:p>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F Paulista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2">
            <text:p>7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4">
            <text:p>6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68">
            <text:p>26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16">
            <text:p>1.01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12">
            <text:p>61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2">
            <text:p>16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05">
            <text:p>10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">
            <text:p>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7">
            <text:p>15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50">
            <text:p>4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5">
            <text:p>21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0">
            <text:p>2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6">
            <text:p>12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4">
            <text:p>58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2">
            <text:p>28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6">
            <text:p>80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65">
            <text:p>56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35">
            <text:p>1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0">
            <text:p>1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8">
            <text:p>16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53">
            <text:p>25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4">
            <text:p>15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4">
            <text:p>1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33">
            <text:p>63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32">
            <text:p>63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0">
            <text:p>2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0">
            <text:p>3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2">
            <text:p>14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5">
            <text:p>58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43">
            <text:p>34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5">
            <text:p>16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8">
            <text:p>14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3">
            <text:p>7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9">
            <text:p>499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35">
            <text:p>23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8">
            <text:p>17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8">
            <text:p>22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6">
            <text:p>20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0">
            <text:p>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1">
            <text:p>181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33">
            <text:p>33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1">
            <text:p>161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4">
            <text:p>5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0">
            <text:p>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36">
            <text:p>13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00">
            <text:p>1.10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Xerox emitidos no mês</text:p>
          </table:table-cell>
          <table:table-cell table:style-name="ce34" table:formula="of:=[.C140]*0.3" office:value-type="float" office:value="1.8">
            <text:p>1,8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57">
            <text:p>57</text:p>
          </table:table-cell>
          <table:table-cell table:style-name="ce31" office:value-type="string">
            <text:p>Xerox emitidos no mês</text:p>
          </table:table-cell>
          <table:table-cell table:style-name="ce34" table:formula="of:=[.C141]*0.3" office:value-type="float" office:value="17.1">
            <text:p>17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142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CLINICA-HISSAO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Xerox emitidos no mês</text:p>
          </table:table-cell>
          <table:table-cell table:style-name="ce34" table:formula="of:=[.C143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SSOC-MIRIM-ACU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Xerox emitidos no mês</text:p>
          </table:table-cell>
          <table:table-cell table:style-name="ce34" table:formula="of:=[.C144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45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BIFOLHAS</text:p>
          </table:table-cell>
          <table:table-cell table:style-name="ce31" office:value-type="float" office:value="76">
            <text:p>76</text:p>
          </table:table-cell>
          <table:table-cell table:style-name="ce31" office:value-type="string">
            <text:p>Xerox emitidos no mês</text:p>
          </table:table-cell>
          <table:table-cell table:style-name="ce34" table:formula="of:=[.C146]*0.3" office:value-type="float" office:value="22.8">
            <text:p>22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SAIA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147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148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34" table:formula="of:=[.C14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LDG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0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1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0">
            <text:p>10</text:p>
          </table:table-cell>
          <table:table-cell table:style-name="ce31" office:value-type="string">
            <text:p>Xerox emitidos no mês</text:p>
          </table:table-cell>
          <table:table-cell table:style-name="ce34" table:formula="of:=[.C152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DEIREIRA-MIL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3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YA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4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5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PS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6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157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Xerox emitidos no mês</text:p>
          </table:table-cell>
          <table:table-cell table:style-name="ce34" table:formula="of:=[.C158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SANDRA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erox emitidos no mês</text:p>
          </table:table-cell>
          <table:table-cell table:style-name="ce34" table:formula="of:=[.C159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VIDA-E-SAUDE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160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161]*0.3" office:value-type="float" office:value="1.2">
            <text:p>1,2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1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2">12/08/2011</text:date>, <text:time>14:06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dc:title>l</dc:title>
    <meta:initial-creator>Carlos Augusto Marcicano</meta:initial-creator>
    <meta:creation-date>2007-08-03T15:08:45</meta:creation-date>
    <dc:date>2011-08-12T14:06:35</dc:date>
    <meta:print-date>2009-07-16T11:00:49</meta:print-date>
    <dc:language>pt-BR</dc:language>
    <meta:editing-cycles>1067</meta:editing-cycles>
    <meta:editing-duration>P3DT7H58M28S</meta:editing-duration>
    <dc:creator>Guto Marcicano</dc:creator>
    <meta:document-statistic meta:table-count="2" meta:cell-count="224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